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co1" style:family="table-column">
      <style:table-column-properties style:column-width="4.296cm" style:use-optimal-column-width="false"/>
    </style:style>
    <style:style style:name="co2" style:family="table-column">
      <style:table-column-properties style:column-width="5.184cm" style:use-optimal-column-width="false"/>
    </style:style>
    <style:style style:name="co3" style:family="table-column">
      <style:table-column-properties style:column-width="15.719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style:font-name="Courier New"/>
    </style:style>
    <style:style style:name="T6" style:family="text">
      <style:text-properties style:font-name="Courier New" fo:font-size="20pt" style:font-size-asian="20pt" style:font-size-complex="20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emobuilder</text:span></text:p>
            <text:p/>
            <text:p/>
            <text:p>September 2015</text:p>
            <text:p/>
            <text:p>Jim Minter &lt;jminter@redhat.com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build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open source, community and meritocracy to build and share <text:span text:style-name="T2">standard, high quality product VMs and demos</text:span></text:p>
              </text:list-item>
              <text:list-item>
                <text:p>Field initiative, initially targeted internally at customer-facing technical associates, e.g. SAs/consultants/GSS</text:p>
                <text:p/>
              </text:list-item>
              <text:list-item>
                <text:p><text:a xlink:href="http://demobuilder.gps.hst.ams2.redhat.com/" xlink:type="simple">http://demobuilder.gps.hst.ams2.redhat.com/</text:a></text:p>
              </text:list-item>
              <text:list-item>
                <text:p><text:a xlink:href="http://post-office.corp.redhat.com/mailman/listinfo/demobuilder-list" xlink:type="simple">http://post-office.corp.redhat.com/mailman/listinfo/demobuilder-list</text:a></text:p>
              </text:list-item>
              <text:list-item>
                <text:p><text:a xlink:href="https://github.com/RedHatEMEA/demobuilder/" xlink:type="simple">https://github.com/RedHatEMEA/demobuilder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ct ai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ndard, high quality VM images suitable for beginners and experts</text:p>
              </text:list-item>
              <text:list-item>
                <text:p>Images always fresh and up-to-date (CI/CD)</text:p>
              </text:list-item>
              <text:list-item>
                <text:p><text:span text:style-name="T2">Anyone can add or improve VM images</text:span> (send a pull request!)</text:p>
              </text:list-item>
              <text:list-item>
                <text:p>Demo documentation/instructions/best practices included</text:p>
              </text:list-item>
              <text:list-item>
                <text:p>Multi-target (RHEL/Fedora/OSX + Vagrant, RHEV, OpenStack, VMware, AWS, etc.)</text:p>
              </text:list-item>
              <text:list-item>
                <text:p>Use standard resources to improve quality and save everyone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1 (September 2015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ndard OpenShift 3.0.1 demos in three flavours</text:p>
              </text:list-item>
              <text:list-item>
                <text:p>Standard VM image for running WebEx</text:p>
                <text:p/>
              </text:list-item>
              <text:list-item>
                <text:p>Documented and tested demo walk through, download instructions, etc.</text:p>
              </text:list-item>
              <text:list-item>
                <text:p>Simply requires laptop (RHEL/Fedora/OSX) + vagrant</text:p>
              </text:list-item>
              <text:list-item>
                <text:p>Download image and go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nShift demo images</text:p>
          </draw:text-box>
        </draw:frame>
        <draw:frame draw:style-name="standard" draw:layer="layout" svg:width="25.198cm" svg:height="5.30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">Name</text:span></text:p>
              </table:table-cell>
              <table:table-cell>
                <text:p><text:span text:style-name="T3">Download size</text:span></text:p>
              </table:table-cell>
              <table:table-cell>
                <text:p><text:span text:style-name="T3">Notes; suggested use cases</text:span></text:p>
              </table:table-cell>
            </table:table-row>
            <table:table-row table:style-name="ro1" table:default-cell-style-name="ce2">
              <table:table-cell>
                <text:p><text:span text:style-name="T4">All-in-one</text:span></text:p>
              </table:table-cell>
              <table:table-cell>
                <text:p><text:span text:style-name="T4">2.5GB</text:span></text:p>
              </table:table-cell>
              <table:table-cell>
                <text:p><text:span text:style-name="T4">Vanilla; replicate customer issues / experiment with product</text:span></text:p>
              </table:table-cell>
            </table:table-row>
            <table:table-row table:style-name="ro1" table:default-cell-style-name="ce2">
              <table:table-cell>
                <text:p><text:span text:style-name="T4">Offline</text:span></text:p>
              </table:table-cell>
              <table:table-cell>
                <text:p><text:span text:style-name="T4">3.5GB</text:span></text:p>
              </table:table-cell>
              <table:table-cell>
                <text:p><text:span text:style-name="T4">Offline; for use with no net connection</text:span></text:p>
              </table:table-cell>
            </table:table-row>
            <table:table-row table:style-name="ro1" table:default-cell-style-name="ce2">
              <table:table-cell>
                <text:p><text:span text:style-name="T4">Offline</text:span></text:p>
                <text:p><text:span text:style-name="T4">(Jim's demo)</text:span></text:p>
              </table:table-cell>
              <table:table-cell>
                <text:p><text:span text:style-name="T4">4.5GB</text:span></text:p>
              </table:table-cell>
              <table:table-cell>
                <text:p><text:span text:style-name="T4">Offline, also includes JBoss Developer Studio; use for customer demo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6" draw:text-style-name="P1" draw:layer="layout" svg:width="25.199cm" svg:height="16.255cm" svg:x="1.4cm" svg:y="0.837cm" presentation:class="subtitle">
          <draw:text-box>
            <text:p>Demo!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adm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nal announcements and enablement</text:p>
              </text:list-item>
              <text:list-item>
                <text:p>Crowdsource further improvements to OpenShift demos</text:p>
              </text:list-item>
              <text:list-item>
                <text:p>Add further product VMs</text:p>
                <text:list>
                  <text:list-item>
                    <text:p>e.g. OpenStack, JBoss products, Atomic, Satellite, Storage etc.</text:p>
                  </text:list-item>
                </text:list>
              </text:list-item>
              <text:list-item>
                <text:p>Auto export/import RHEV, OpenStack, VMware and AWS images</text:p>
                <text:list>
                  <text:list-item>
                    <text:p>e.g. to EMEA demo central, SALAB, regional demo labs, OS1, etc.</text:p>
                  </text:list-item>
                </text:list>
              </text:list-item>
              <text:list-item>
                <text:p>Investigate extending VM images to partners</text:p>
              </text:list-item>
              <text:list-item>
                <text:p>See/create issues in GitHub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l to action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y thanks to the following people for already joining the demobuilder community, testing, suggesting improvements and/or sending patches:</text:p>
                <text:list>
                  <text:list-item>
                    <text:p>Andy Downs</text:p>
                  </text:list-item>
                  <text:list-item>
                    <text:p>Johnray Fuller</text:p>
                  </text:list-item>
                  <text:list-item>
                    <text:p>Christian Horn</text:p>
                  </text:list-item>
                  <text:list-item>
                    <text:p>Ian Lawson</text:p>
                  </text:list-item>
                  <text:list-item>
                    <text:p>Keith Lynch</text:p>
                  </text:list-item>
                  <text:list-item>
                    <text:p>Ivan McKinley</text:p>
                  </text:list-item>
                  <text:list-item>
                    <text:p>James Read</text:p>
                  </text:list-item>
                  <text:list-item>
                    <text:p>Nabeel Saad</text:p>
                  </text:list-item>
                  <text:list-item>
                    <text:p>Ed Seymour</text:p>
                  </text:list-item>
                  <text:list-item>
                    <text:p>Jaen Swart</text:p>
                  </text:list-item>
                  <text:list-item>
                    <text:p>and other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l to action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y out the demos and provide feedback</text:p>
              </text:list-item>
              <text:list-item>
                <text:p>Join the community and help us move faster</text:p>
                <text:p/>
              </text:list-item>
              <text:list-item>
                <text:p><text:a xlink:href="http://demobuilder.gps.hst.ams2.redhat.com/" xlink:type="simple">http://demobuilder.gps.hst.ams2.redhat.com/</text:a></text:p>
              </text:list-item>
              <text:list-item>
                <text:p><text:a xlink:href="http://post-office.corp.redhat.com/mailman/listinfo/demobuilder-list" xlink:type="simple">http://post-office.corp.redhat.com/mailman/listinfo/demobuilder-list</text:a></text:p>
              </text:list-item>
              <text:list-item>
                <text:p><text:a xlink:href="https://github.com/RedHatEMEA/demobuilder/" xlink:type="simple">https://github.com/RedHatEMEA/demobuilder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veloping Demobuild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You don't need to be an expert developer</text:span></text:p>
                <text:list>
                  <text:list-item>
                    <text:p>bug reports, RFEs, one line improvements and docs all help</text:p>
                  </text:list-item>
                </text:list>
              </text:list-item>
              <text:list-item>
                <text:p>Read the developer documentation in /docs</text:p>
              </text:list-item>
              <text:list-item>
                <text:p><text:span text:style-name="T2">Subscribe to demobuilder-list for discussions and help</text:span></text:p>
              </text:list-item>
              <text:list-item>
                <text:p>Create GitHub issues for bugs and RFEs</text:p>
              </text:list-item>
              <text:list-item>
                <text:p>E-mail <text:a xlink:href="mailto:jminter@redhat.com" xlink:type="simple">jminter@redhat.com</text:a> to be added to the GitHub team (so issues can be assigned to you, etc.)</text:p>
              </text:list-item>
              <text:list-item>
                <text:p>Send GitHub pull requests with improvement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ling Demobuild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now, use Fedora 22 (either bare-metal or in a VM with nested virt enabled)</text:p>
              </text:list-item>
              <text:list-item>
                <text:p>Remember to do <text:span text:style-name="T5">git clone --recursive</text:span></text:p>
              </text:list-item>
              <text:list-item>
                <text:p>Consider enabling passwordless sudo/libvirt access</text:p>
              </text:list-item>
              <text:list-item>
                <text:p>Run <text:span text:style-name="T5">./build.sh</text:span> to verify prereqs</text:p>
              </text:list-item>
              <text:list-item>
                <text:p>Edit config.yml to add your RHN credentials</text:p>
              </text:list-item>
              <text:list-item>
                <text:p>At a minimum, download rhel-server-7.1-x86_64-dvd.iso and place in /is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ing a development VM ima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un <text:span text:style-name="T5">./build.sh</text:span> to list buildable images</text:p>
              </text:list-item>
              <text:list-item>
                <text:p><text:span text:style-name="T5">DEBUG=true ./build.sh rhel-server-7</text:span></text:p>
              </text:list-item>
              <text:list-item>
                <text:p><text:span text:style-name="T5">DEBUG=true ./build.sh rhel-server-7:gui</text:span></text:p>
                <text:p/>
              </text:list-item>
              <text:list-item>
                <text:p>Development images are built in tmp/ and moved to build/ on success</text:p>
              </text:list-item>
              <text:list-item>
                <text:p>Currently, building an intermediate layer expects the parent layer already to be buil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unning a development VM image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utils/createsnap.sh build/rhel-server-7:gui.qcow2 snap</text:span></text:p>
              </text:list-item>
              <text:list-item>
                <text:p><text:span text:style-name="T6">utils/run.sh snap</text:span></text:p>
              </text:list-item>
              <text:list-item>
                <text:p><text:span text:style-name="T6">utils/ssh.sh root@$IP</text:span></text:p>
              </text:list-item>
              <text:list-item>
                <text:p><text:span text:style-name="T6">vncviewer :0</text:span></text:p>
                <text:p><text:span text:style-name="T7">…</text:span></text:p>
              </text:list-item>
              <text:list-item>
                <text:p><text:span text:style-name="T6">kill $QEMUPID</text:span></text:p>
              </text:list-item>
              <text:list-item>
                <text:p><text:span text:style-name="T6">rm sna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ating a new intermediate lay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cp -a layers/@template layers/rhel-server-7:gui:newlayer</text:span></text:p>
                <text:p/>
              </text:list-item>
              <text:list-item>
                <text:p>Edit the following:</text:p>
                <text:list>
                  <text:list-item>
                    <text:p>config.yml</text:p>
                    <text:list>
                      <text:list-item>
                        <text:p>layer metadata (name, maintainers, description, required VM parameters (if different from parent))</text:p>
                      </text:list-item>
                    </text:list>
                  </text:list-item>
                  <text:list-item>
                    <text:p>@docs/index.html</text:p>
                    <text:list>
                      <text:list-item>
                        <text:p>end-user documentation in Markdown format</text:p>
                      </text:list-item>
                    </text:list>
                  </text:list-item>
                  <text:list-item>
                    <text:p>@target/install</text:p>
                    <text:list>
                      <text:list-item>
                        <text:p>install script run in VM to create new layer</text:p>
                      </text:list-item>
                      <text:list-item>
                        <text:p>probably subscribes RHN channels, installs RPMs, downloads other stuff, configures services, etc., etc.</text:p>
                      </text:list-item>
                      <text:list-item>
                        <text:p>utils/vm-functions provides initial primitives to help with this</text:p>
                      </text:list-item>
                      <text:list-item>
                        <text:p>see other install scripts for inspiration</text:p>
                      </text:list-item>
                    </text:list>
                  </text:list-item>
                </text:list>
                <text:p/>
              </text:list-item>
              <text:list-item>
                <text:p><text:span text:style-name="T5">DEBUG=true ./build.sh rhel-server-7:gui:newlay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ing a finalized VM ima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./build.sh rhel-server-7:gui:newlayer:vagrant-libvirt</text:span></text:p>
              </text:list-item>
              <text:list-item>
                <text:p>Finalized images are built in tmp/ and moved to releases/ on succ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anks! <text:s/>Question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demobuilder.gps.hst.ams2.redhat.com/" xlink:type="simple">http://demobuilder.gps.hst.ams2.redhat.com/</text:a></text:p>
              </text:list-item>
              <text:list-item>
                <text:p><text:a xlink:href="http://post-office.corp.redhat.com/mailman/listinfo/demobuilder-list" xlink:type="simple">http://post-office.corp.redhat.com/mailman/listinfo/demobuilder-list</text:a></text:p>
              </text:list-item>
              <text:list-item>
                <text:p><text:a xlink:href="https://github.com/RedHatEMEA/demobuilder/" xlink:type="simple">https://github.com/RedHatEMEA/demobuilder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7T06:45:25.842283515</meta:creation-date>
    <dc:date>2015-09-20T10:27:07.966647483</dc:date>
    <meta:editing-duration>PT1H49M7S</meta:editing-duration>
    <meta:editing-cycles>35</meta:editing-cycles>
    <meta:generator>LibreOffice/4.4.4.2$Linux_X86_64 LibreOffice_project/40$Build-2</meta:generator>
    <meta:document-statistic meta:object-count="83"/>
  </office:meta>
</office:document-meta>
</file>